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 style:shadow="none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2.6cm"/>
    </style:style>
    <style:style style:name="Tabelle1.A1" style:family="table-cell">
      <style:table-cell-properties fo:padding="0.097cm" fo:border-left="0.05pt dotted #b2b2b2" fo:border-right="none" fo:border-top="0.05pt dotted #b2b2b2" fo:border-bottom="0.05pt dotted #b2b2b2"/>
    </style:style>
    <style:style style:name="Tabelle1.C1" style:family="table-cell">
      <style:table-cell-properties fo:padding="0.097cm" fo:border="0.05pt dotted #b2b2b2"/>
    </style:style>
    <style:style style:name="Tabelle1.A2" style:family="table-cell">
      <style:table-cell-properties fo:padding="0.097cm" fo:border-left="0.05pt dotted #b2b2b2" fo:border-right="none" fo:border-top="none" fo:border-bottom="0.05pt dotted #b2b2b2"/>
    </style:style>
    <style:style style:name="Tabelle1.C2" style:family="table-cell">
      <style:table-cell-properties fo:padding="0.097cm" fo:border-left="0.05pt dotted #b2b2b2" fo:border-right="0.05pt dotted #b2b2b2" fo:border-top="none" fo:border-bottom="0.05pt dotted #b2b2b2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0.499cm"/>
    </style:style>
    <style:style style:name="Tabelle2.3" style:family="table-row">
      <style:table-row-properties style:row-height="0.80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A1" style:family="table-cell">
      <style:table-cell-properties fo:padding="0.097cm" fo:border="none"/>
    </style:style>
    <style:style style:name="Tabelle9.2" style:family="table-row">
      <style:table-row-properties style:min-row-height="0.499cm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A1" style:family="table-cell">
      <style:table-cell-properties fo:padding="0.097cm" fo:border="none"/>
    </style:style>
    <style:style style:name="Tabelle10.2" style:family="table-row">
      <style:table-row-properties style:min-row-height="0.101cm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8.75pt" style:font-size-complex="10pt"/>
    </style:style>
    <style:style style:name="P7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7"><text:span text:style-name="T1"><text:text-input text:description="name_0">Artikelname</text:text-input></text:span></text:p>
                  <text:p text:style-name="P7"><text:span text:style-name="T1"/></text:p>
                </table:table-cell>
                <table:covered-table-cell/>
                <table:covered-table-cell/>
              </table:table-row>
              <table:table-row table:style-name="Tabelle2.2">
                <table:table-cell table:style-name="Tabelle2.A1" office:value-type="string">
                  <text:p text:style-name="P4"><text:span text:style-name="T1"><text:text-input text:description="menge_0">xxx g</text:text-input></text:span></text:p>
                </table:table-cell>
                <table:table-cell table:style-name="Tabelle2.A1" office:value-type="string">
                  <text:p text:style-name="P6"/>
                </table:table-cell>
                <table:table-cell table:style-name="Tabelle2.A1" office:value-type="string">
                  <text:p text:style-name="P5"><text:span text:style-name="T1"><text:text-input text:description="preis_0">x,xx €</text:text-input></text:span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3"><text:text-input text:description="text_0">Grundpreis
(pro kg oder l)</text:text-input></text:p>
                </table:table-cell>
                <table:table-cell table:style-name="Tabelle2.B3" office:value-type="string">
                  <text:p text:style-name="P2"><text:text-input text:description="kg_preis_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7"><text:span text:style-name="T1"><text:text-input text:description="name_1">Artikelname</text:text-input></text:span></text:p>
                  <text:p text:style-name="P7"><text:span text:style-name="T1"/></text:p>
                </table:table-cell>
                <table:covered-table-cell/>
                <table:covered-table-cell/>
              </table:table-row>
              <table:table-row table:style-name="Tabelle9.2">
                <table:table-cell table:style-name="Tabelle9.A1" office:value-type="string">
                  <text:p text:style-name="P4"><text:span text:style-name="T1"><text:text-input text:description="menge_1">xxx g</text:text-input></text:span></text:p>
                </table:table-cell>
                <table:table-cell table:style-name="Tabelle9.A1" office:value-type="string">
                  <text:p text:style-name="P6"/>
                </table:table-cell>
                <table:table-cell table:style-name="Tabelle9.A1" office:value-type="string">
                  <text:p text:style-name="P5"><text:span text:style-name="T1"><text:text-input text:description="preis_1">x,xx €</text:text-input></text:span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3"><text:text-input text:description="text_1">Grundpreis
(pro kg oder l)</text:text-input></text:p>
                </table:table-cell>
                <table:table-cell table:style-name="Tabelle9.B3" office:value-type="string">
                  <text:p text:style-name="P2"><text:text-input text:description="kg_preis_1">xx,xx €</text:text-input></text:p>
                </table:table-cell>
              </table:table-row>
            </table:table>
            <text:p text:style-name="Table_20_Contents"/>
          </table:table-cell>
          <table:table-cell table:style-name="Tabelle1.C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7"><text:span text:style-name="T1"><text:text-input text:description="name_2">Artikelname</text:text-input></text:span></text:p>
                  <text:p text:style-name="P7"><text:span text:style-name="T1"/></text:p>
                </table:table-cell>
                <table:covered-table-cell/>
                <table:covered-table-cell/>
              </table:table-row>
              <table:table-row table:style-name="Tabelle10.2">
                <table:table-cell table:style-name="Tabelle10.A1" office:value-type="string">
                  <text:p text:style-name="P4"><text:span text:style-name="T1"><text:text-input text:description="menge_2">xxx g</text:text-input></text:span></text:p>
                </table:table-cell>
                <table:table-cell table:style-name="Tabelle10.A1" office:value-type="string">
                  <text:p text:style-name="P6"/>
                </table:table-cell>
                <table:table-cell table:style-name="Tabelle10.A1" office:value-type="string">
                  <text:p text:style-name="P5"><text:span text:style-name="T1"><text:text-input text:description="preis_2">x,xx €</text:text-input></text:span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3"><text:text-input text:description="text_2">Grundpreis
(pro kg oder l)</text:text-input></text:p>
                </table:table-cell>
                <table:table-cell table:style-name="Tabelle10.B3" office:value-type="string">
                  <text:p text:style-name="P2"><text:text-input text:description="kg_preis_2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8"><text:text-input text:description="name_3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9"><text:text-input text:description="menge_3">xxx g</text:text-input></text:p>
                </table:table-cell>
                <table:table-cell table:style-name="Tabelle3.A1" office:value-type="string">
                  <text:p text:style-name="P9"/>
                </table:table-cell>
                <table:table-cell table:style-name="Tabelle3.A1" office:value-type="string">
                  <text:p text:style-name="P9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B3" office:value-type="string">
                  <text:p text:style-name="P3"><text:text-input text:description="text_3">Grundpreis
(pro kg oder l)</text:text-input></text:p>
                </table:table-cell>
                <table:table-cell table:style-name="Tabelle3.B3" office:value-type="string">
                  <text:p text:style-name="P2"><text:text-input text:description="kg_preis_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8"><text:text-input text:description="name_4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9"><text:text-input text:description="menge_4">xxx g</text:text-input></text:p>
                </table:table-cell>
                <table:table-cell table:style-name="Tabelle4.A1" office:value-type="string">
                  <text:p text:style-name="P9"/>
                </table:table-cell>
                <table:table-cell table:style-name="Tabelle4.A1" office:value-type="string">
                  <text:p text:style-name="P9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B3" office:value-type="string">
                  <text:p text:style-name="P3"><text:text-input text:description="text_4">Grundpreis
(pro kg oder l)</text:text-input></text:p>
                </table:table-cell>
                <table:table-cell table:style-name="Tabelle4.B3" office:value-type="string">
                  <text:p text:style-name="P2"><text:text-input text:description="kg_preis_4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8"><text:text-input text:description="name_5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9"><text:text-input text:description="menge_5">xxx g</text:text-input></text:p>
                </table:table-cell>
                <table:table-cell table:style-name="Tabelle5.A1" office:value-type="string">
                  <text:p text:style-name="P9"/>
                </table:table-cell>
                <table:table-cell table:style-name="Tabelle5.A1" office:value-type="string">
                  <text:p text:style-name="P9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B3" office:value-type="string">
                  <text:p text:style-name="P3"><text:text-input text:description="text_5">Grundpreis
(pro kg oder l)</text:text-input></text:p>
                </table:table-cell>
                <table:table-cell table:style-name="Tabelle5.B3" office:value-type="string">
                  <text:p text:style-name="P2"><text:text-input text:description="kg_preis_5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8"><text:text-input text:description="name_6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9"><text:text-input text:description="menge_6">xxx g</text:text-input></text:p>
                </table:table-cell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9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B3" office:value-type="string">
                  <text:p text:style-name="P3"><text:text-input text:description="text_6">Grundpreis
(pro kg oder l)</text:text-input></text:p>
                </table:table-cell>
                <table:table-cell table:style-name="Tabelle6.B3" office:value-type="string">
                  <text:p text:style-name="P2"><text:text-input text:description="kg_preis_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8"><text:text-input text:description="name_7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9"><text:text-input text:description="menge_7">xxx g</text:text-input></text:p>
                </table:table-cell>
                <table:table-cell table:style-name="Tabelle7.A1" office:value-type="string">
                  <text:p text:style-name="P9"/>
                </table:table-cell>
                <table:table-cell table:style-name="Tabelle7.A1" office:value-type="string">
                  <text:p text:style-name="P9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B3" office:value-type="string">
                  <text:p text:style-name="P3"><text:text-input text:description="text_7">Grundpreis
(pro kg oder l)</text:text-input></text:p>
                </table:table-cell>
                <table:table-cell table:style-name="Tabelle7.B3" office:value-type="string">
                  <text:p text:style-name="P2"><text:text-input text:description="kg_preis_7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8"><text:text-input text:description="name_8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9"><text:text-input text:description="menge_8">xxx g</text:text-input></text:p>
                </table:table-cell>
                <table:table-cell table:style-name="Tabelle8.A1" office:value-type="string">
                  <text:p text:style-name="P9"/>
                </table:table-cell>
                <table:table-cell table:style-name="Tabelle8.A1" office:value-type="string">
                  <text:p text:style-name="P9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B3" office:value-type="string">
                  <text:p text:style-name="P3"><text:text-input text:description="text_8">Grundpreis
(pro kg oder l)</text:text-input></text:p>
                </table:table-cell>
                <table:table-cell table:style-name="Tabelle8.B3" office:value-type="string">
                  <text:p text:style-name="P2"><text:text-input text:description="kg_preis_8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8"><text:text-input text:description="name_9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9"><text:text-input text:description="menge_9">xxx g</text:text-input></text:p>
                </table:table-cell>
                <table:table-cell table:style-name="Tabelle11.A1" office:value-type="string">
                  <text:p text:style-name="P9"/>
                </table:table-cell>
                <table:table-cell table:style-name="Tabelle11.A1" office:value-type="string">
                  <text:p text:style-name="P9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B3" office:value-type="string">
                  <text:p text:style-name="P3"><text:text-input text:description="text_9">Grundpreis
(pro kg oder l)</text:text-input></text:p>
                </table:table-cell>
                <table:table-cell table:style-name="Tabelle11.B3" office:value-type="string">
                  <text:p text:style-name="P2"><text:text-input text:description="kg_preis_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8"><text:text-input text:description="name_10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9"><text:text-input text:description="menge_10">xxx g</text:text-input></text:p>
                </table:table-cell>
                <table:table-cell table:style-name="Tabelle12.A1" office:value-type="string">
                  <text:p text:style-name="P9"/>
                </table:table-cell>
                <table:table-cell table:style-name="Tabelle12.A1" office:value-type="string">
                  <text:p text:style-name="P9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B3" office:value-type="string">
                  <text:p text:style-name="P3"><text:text-input text:description="text_10">Grundpreis
(pro kg oder l)</text:text-input></text:p>
                </table:table-cell>
                <table:table-cell table:style-name="Tabelle12.B3" office:value-type="string">
                  <text:p text:style-name="P2"><text:text-input text:description="kg_preis_10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8"><text:text-input text:description="name_11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9"><text:text-input text:description="menge_11">xxx g</text:text-input></text:p>
                </table:table-cell>
                <table:table-cell table:style-name="Tabelle13.A1" office:value-type="string">
                  <text:p text:style-name="P9"/>
                </table:table-cell>
                <table:table-cell table:style-name="Tabelle13.A1" office:value-type="string">
                  <text:p text:style-name="P9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B3" office:value-type="string">
                  <text:p text:style-name="P3"><text:text-input text:description="text_11">Grundpreis
(pro kg oder l)</text:text-input></text:p>
                </table:table-cell>
                <table:table-cell table:style-name="Tabelle13.B3" office:value-type="string">
                  <text:p text:style-name="P2"><text:text-input text:description="kg_preis_11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8"><text:text-input text:description="name_12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9"><text:text-input text:description="menge_12">xxx g</text:text-input></text:p>
                </table:table-cell>
                <table:table-cell table:style-name="Tabelle14.A1" office:value-type="string">
                  <text:p text:style-name="P9"/>
                </table:table-cell>
                <table:table-cell table:style-name="Tabelle14.A1" office:value-type="string">
                  <text:p text:style-name="P9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B3" office:value-type="string">
                  <text:p text:style-name="P3"><text:text-input text:description="text_12">Grundpreis
(pro kg oder l)</text:text-input></text:p>
                </table:table-cell>
                <table:table-cell table:style-name="Tabelle14.B3" office:value-type="string">
                  <text:p text:style-name="P2"><text:text-input text:description="kg_preis_1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8"><text:text-input text:description="name_13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9"><text:text-input text:description="menge_13">xxx g</text:text-input></text:p>
                </table:table-cell>
                <table:table-cell table:style-name="Tabelle15.A1" office:value-type="string">
                  <text:p text:style-name="P9"/>
                </table:table-cell>
                <table:table-cell table:style-name="Tabelle15.A1" office:value-type="string">
                  <text:p text:style-name="P9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B3" office:value-type="string">
                  <text:p text:style-name="P3"><text:text-input text:description="text_13">Grundpreis
(pro kg oder l)</text:text-input></text:p>
                </table:table-cell>
                <table:table-cell table:style-name="Tabelle15.B3" office:value-type="string">
                  <text:p text:style-name="P2"><text:text-input text:description="kg_preis_13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8"><text:text-input text:description="name_14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9"><text:text-input text:description="menge_14">xxx g</text:text-input></text:p>
                </table:table-cell>
                <table:table-cell table:style-name="Tabelle16.A1" office:value-type="string">
                  <text:p text:style-name="P9"/>
                </table:table-cell>
                <table:table-cell table:style-name="Tabelle16.A1" office:value-type="string">
                  <text:p text:style-name="P9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B3" office:value-type="string">
                  <text:p text:style-name="P3"><text:text-input text:description="text_14">Grundpreis
(pro kg oder l)</text:text-input></text:p>
                </table:table-cell>
                <table:table-cell table:style-name="Tabelle16.B3" office:value-type="string">
                  <text:p text:style-name="P2"><text:text-input text:description="kg_preis_14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8"><text:text-input text:description="name_15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9"><text:text-input text:description="menge_15">xxx g</text:text-input></text:p>
                </table:table-cell>
                <table:table-cell table:style-name="Tabelle18.A1" office:value-type="string">
                  <text:p text:style-name="P9"/>
                </table:table-cell>
                <table:table-cell table:style-name="Tabelle18.A1" office:value-type="string">
                  <text:p text:style-name="P9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B3" office:value-type="string">
                  <text:p text:style-name="P3"><text:text-input text:description="text_15">Grundpreis
(pro kg oder l)</text:text-input></text:p>
                </table:table-cell>
                <table:table-cell table:style-name="Tabelle18.B3" office:value-type="string">
                  <text:p text:style-name="P2"><text:text-input text:description="kg_preis_1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8"><text:text-input text:description="name_16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9"><text:text-input text:description="menge_16">xxx g</text:text-input></text:p>
                </table:table-cell>
                <table:table-cell table:style-name="Tabelle19.A1" office:value-type="string">
                  <text:p text:style-name="P9"/>
                </table:table-cell>
                <table:table-cell table:style-name="Tabelle19.A1" office:value-type="string">
                  <text:p text:style-name="P9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B3" office:value-type="string">
                  <text:p text:style-name="P3"><text:text-input text:description="text_16">Grundpreis
(pro kg oder l)</text:text-input></text:p>
                </table:table-cell>
                <table:table-cell table:style-name="Tabelle19.B3" office:value-type="string">
                  <text:p text:style-name="P2"><text:text-input text:description="kg_preis_16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8"><text:text-input text:description="name_17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9"><text:text-input text:description="menge_17">xxx g</text:text-input></text:p>
                </table:table-cell>
                <table:table-cell table:style-name="Tabelle21.A1" office:value-type="string">
                  <text:p text:style-name="P9"/>
                </table:table-cell>
                <table:table-cell table:style-name="Tabelle21.A1" office:value-type="string">
                  <text:p text:style-name="P9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B3" office:value-type="string">
                  <text:p text:style-name="P3"><text:text-input text:description="text_17">Grundpreis
(pro kg oder l)</text:text-input></text:p>
                </table:table-cell>
                <table:table-cell table:style-name="Tabelle21.B3" office:value-type="string">
                  <text:p text:style-name="P2"><text:text-input text:description="kg_preis_17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8"><text:text-input text:description="name_18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9"><text:text-input text:description="menge_18">xxx g</text:text-input></text:p>
                </table:table-cell>
                <table:table-cell table:style-name="Tabelle17.A1" office:value-type="string">
                  <text:p text:style-name="P9"/>
                </table:table-cell>
                <table:table-cell table:style-name="Tabelle17.A1" office:value-type="string">
                  <text:p text:style-name="P9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B3" office:value-type="string">
                  <text:p text:style-name="P3"><text:text-input text:description="text_18">Grundpreis
(pro kg oder l)</text:text-input></text:p>
                </table:table-cell>
                <table:table-cell table:style-name="Tabelle17.B3" office:value-type="string">
                  <text:p text:style-name="P2"><text:text-input text:description="kg_preis_18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8"><text:text-input text:description="name_19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9"><text:text-input text:description="menge_19">xxx g</text:text-input></text:p>
                </table:table-cell>
                <table:table-cell table:style-name="Tabelle20.A1" office:value-type="string">
                  <text:p text:style-name="P9"/>
                </table:table-cell>
                <table:table-cell table:style-name="Tabelle20.A1" office:value-type="string">
                  <text:p text:style-name="P9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B3" office:value-type="string">
                  <text:p text:style-name="P3"><text:text-input text:description="text_19">Grundpreis
(pro kg oder l)</text:text-input></text:p>
                </table:table-cell>
                <table:table-cell table:style-name="Tabelle20.B3" office:value-type="string">
                  <text:p text:style-name="P2"><text:text-input text:description="kg_preis_19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8"><text:text-input text:description="name_20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9"><text:text-input text:description="menge_20">xxx g</text:text-input></text:p>
                </table:table-cell>
                <table:table-cell table:style-name="Tabelle22.A1" office:value-type="string">
                  <text:p text:style-name="P9"/>
                </table:table-cell>
                <table:table-cell table:style-name="Tabelle22.A1" office:value-type="string">
                  <text:p text:style-name="P9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B3" office:value-type="string">
                  <text:p text:style-name="P3"><text:text-input text:description="text_20">Grundpreis
(pro kg oder l)</text:text-input></text:p>
                </table:table-cell>
                <table:table-cell table:style-name="Tabelle22.B3" office:value-type="string">
                  <text:p text:style-name="P2"><text:text-input text:description="kg_preis_20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8"><text:text-input text:description="name_21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9"><text:text-input text:description="menge_21">xxx g</text:text-input></text:p>
                </table:table-cell>
                <table:table-cell table:style-name="Tabelle23.A1" office:value-type="string">
                  <text:p text:style-name="P9"/>
                </table:table-cell>
                <table:table-cell table:style-name="Tabelle23.A1" office:value-type="string">
                  <text:p text:style-name="P9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B3" office:value-type="string">
                  <text:p text:style-name="P3"><text:text-input text:description="text_21">Grundpreis
(pro kg oder l)</text:text-input></text:p>
                </table:table-cell>
                <table:table-cell table:style-name="Tabelle23.B3" office:value-type="string">
                  <text:p text:style-name="P2"><text:text-input text:description="kg_preis_2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8"><text:text-input text:description="name_22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9"><text:text-input text:description="menge_22">xxx g</text:text-input></text:p>
                </table:table-cell>
                <table:table-cell table:style-name="Tabelle24.A1" office:value-type="string">
                  <text:p text:style-name="P9"/>
                </table:table-cell>
                <table:table-cell table:style-name="Tabelle24.A1" office:value-type="string">
                  <text:p text:style-name="P9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B3" office:value-type="string">
                  <text:p text:style-name="P3"><text:text-input text:description="text_22">Grundpreis
(pro kg oder l)</text:text-input></text:p>
                </table:table-cell>
                <table:table-cell table:style-name="Tabelle24.B3" office:value-type="string">
                  <text:p text:style-name="P2"><text:text-input text:description="kg_preis_22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8"><text:text-input text:description="name_23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9"><text:text-input text:description="menge_23">xxx g</text:text-input></text:p>
                </table:table-cell>
                <table:table-cell table:style-name="Tabelle25.A1" office:value-type="string">
                  <text:p text:style-name="P9"/>
                </table:table-cell>
                <table:table-cell table:style-name="Tabelle25.A1" office:value-type="string">
                  <text:p text:style-name="P9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B3" office:value-type="string">
                  <text:p text:style-name="P3"><text:text-input text:description="text_23">Grundpreis
(pro kg oder l)</text:text-input></text:p>
                </table:table-cell>
                <table:table-cell table:style-name="Tabelle25.B3" office:value-type="string">
                  <text:p text:style-name="P2"><text:text-input text:description="kg_preis_23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2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8"><text:text-input text:description="name_24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9"><text:text-input text:description="menge_24">xxx g</text:text-input></text:p>
                </table:table-cell>
                <table:table-cell table:style-name="Tabelle26.A1" office:value-type="string">
                  <text:p text:style-name="P9"/>
                </table:table-cell>
                <table:table-cell table:style-name="Tabelle26.A1" office:value-type="string">
                  <text:p text:style-name="P9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B3" office:value-type="string">
                  <text:p text:style-name="P3"><text:text-input text:description="text_24">Grundpreis
(pro kg oder l)</text:text-input></text:p>
                </table:table-cell>
                <table:table-cell table:style-name="Tabelle26.B3" office:value-type="string">
                  <text:p text:style-name="P2"><text:text-input text:description="kg_preis_2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2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8"><text:text-input text:description="name_25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9"><text:text-input text:description="menge_25">xxx g</text:text-input></text:p>
                </table:table-cell>
                <table:table-cell table:style-name="Tabelle27.A1" office:value-type="string">
                  <text:p text:style-name="P9"/>
                </table:table-cell>
                <table:table-cell table:style-name="Tabelle27.A1" office:value-type="string">
                  <text:p text:style-name="P9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B3" office:value-type="string">
                  <text:p text:style-name="P3"><text:text-input text:description="text_25">Grundpreis
(pro kg oder l)</text:text-input></text:p>
                </table:table-cell>
                <table:table-cell table:style-name="Tabelle27.B3" office:value-type="string">
                  <text:p text:style-name="P2"><text:text-input text:description="kg_preis_25">xx,xx €</text:text-input></text:p>
                </table:table-cell>
              </table:table-row>
            </table:table>
            <text:p text:style-name="Table_20_Contents"/>
          </table:table-cell>
          <table:table-cell table:style-name="Tabelle1.C2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8"><text:text-input text:description="name_26">Artikelname</text:text-input></text:p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9"><text:text-input text:description="menge_26">xxx g</text:text-input></text:p>
                </table:table-cell>
                <table:table-cell table:style-name="Tabelle28.A1" office:value-type="string">
                  <text:p text:style-name="P9"/>
                </table:table-cell>
                <table:table-cell table:style-name="Tabelle28.A1" office:value-type="string">
                  <text:p text:style-name="P9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B3" office:value-type="string">
                  <text:p text:style-name="P3"><text:text-input text:description="text_26">Grundpreis
(pro kg oder l)</text:text-input></text:p>
                </table:table-cell>
                <table:table-cell table:style-name="Tabelle28.B3" office:value-type="string">
                  <text:p text:style-name="P2"><text:text-input text:description="kg_preis_26">xx,xx €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6-02-24T10:03:41.324382473</dc:date>
    <meta:editing-duration>PT2H20M38S</meta:editing-duration>
    <meta:editing-cycles>26</meta:editing-cycles>
    <meta:generator>LibreOffice/4.2.8.2$Linux_x86 LibreOffice_project/420m0$Build-2</meta:generator>
    <meta:print-date>2011-04-27T16:02:53.21</meta:print-date>
    <dc:creator>Weltladen e.V.</dc:creator>
    <meta:document-statistic meta:table-count="28" meta:image-count="0" meta:object-count="0" meta:page-count="1" meta:paragraph-count="162" meta:word-count="675" meta:character-count="1863" meta:non-whitespace-character-count="1674"/>
  </office:meta>
</office:document-meta>
</file>